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7.062cm" svg:x="21.874cm" svg:y="5.7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</draw:rect>
        <draw:rect draw:style-name="gr2" draw:text-style-name="P4" xml:id="id8" draw:id="id8" draw:layer="layout" svg:width="4.259cm" svg:height="1cm" svg:x="21.874cm" svg:y="4.7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9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9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.1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9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9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601cm">
          <text:p/>
        </draw:ellipse>
        <draw:connector draw:style-name="gr4" draw:text-style-name="P3" draw:layer="layout" draw:type="curve" svg:x1="14.536cm" svg:y1="4.736cm" svg:x2="21.874cm" svg:y2="5.2cm" draw:start-shape="id7" draw:start-glue-point="1" draw:end-shape="id8" draw:end-glue-point="3" svg:d="m14536 4736c5503 0 1835 464 7338 464">
          <text:p/>
        </draw:connector>
        <draw:ellipse draw:style-name="gr5" draw:text-style-name="P3" xml:id="id9" draw:id="id9" draw:layer="layout" svg:width="0.261cm" svg:height="0.271cm" svg:x="12.175cm" svg:y="5.101cm">
          <text:p/>
        </draw:ellipse>
        <draw:connector draw:style-name="gr4" draw:text-style-name="P3" draw:layer="layout" draw:type="curve" svg:x1="12.175cm" svg:y1="5.236cm" svg:x2="9cm" svg:y2="12.4cm" draw:start-shape="id9" draw:start-glue-point="3" draw:end-shape="id4" svg:d="m12175 5236c-2380 0-793 7164-3175 7164">
          <text:p/>
        </draw:connector>
        <draw:ellipse draw:style-name="gr5" draw:text-style-name="P3" xml:id="id10" draw:id="id10" draw:layer="layout" svg:width="0.261cm" svg:height="0.271cm" svg:x="21.775cm" svg:y="8.3cm">
          <text:p/>
        </draw:ellipse>
        <draw:connector draw:style-name="gr4" draw:text-style-name="P3" draw:layer="layout" draw:type="curve" svg:x1="21.775cm" svg:y1="8.435cm" svg:x2="20.555cm" svg:y2="8.4cm" draw:start-shape="id10" draw:start-glue-point="3" draw:end-shape="id11" draw:end-glue-point="1" svg:d="m21775 8435c-915 0-305-35-1220-35">
          <text:p/>
        </draw:connector>
        <draw:custom-shape draw:style-name="gr3" draw:text-style-name="P5" draw:layer="layout" svg:width="2.2cm" svg:height="1.9cm" svg:x="22.374cm" svg:y="9.2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9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4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602cm">
          <text:p/>
        </draw:ellipse>
        <draw:connector draw:style-name="gr4" draw:text-style-name="P3" draw:layer="layout" draw:type="curve" svg:x1="12.176cm" svg:y1="5.737cm" svg:x2="17.374cm" svg:y2="8.4cm" draw:start-shape="id12" draw:start-glue-point="3" draw:end-shape="id11" draw:end-glue-point="3" svg:d="m12176 5737c-751 0-3350 2663 5198 26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7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6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0.251cm" svg:height="1.216cm" svg:x="16.5cm" svg:y="1.284cm">
          <draw:text-box>
            <text:p><text:span text:style-name="T6">DQA v0.9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6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6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9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4.177cm" draw:start-shape="id16" draw:start-glue-point="1" draw:end-shape="id17" draw:end-glue-point="3" svg:d="m14701 15713c1425 0 476-1536 1899-15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8.5cm" svg:y2="17.5cm" draw:start-shape="id18" draw:start-glue-point="1" svg:d="m6201 19836c2100 0 951-2336 2299-2336">
          <text:p/>
        </draw:connector>
      </draw:page>
      <draw:page draw:name="page2" draw:style-name="dp1" draw:master-page-name="Default">
        <draw:rect draw:style-name="gr1" draw:text-style-name="P2" draw:layer="layout" svg:width="4.289cm" svg:height="3.7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</draw:rect>
        <draw:rect draw:style-name="gr2" draw:text-style-name="P4" xml:id="id28" draw:id="id28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2" draw:id="id22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.9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6" draw:id="id26" draw:layer="layout" svg:width="4.92cm" svg:height="1cm" svg:x="21.8cm" svg:y="15.9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8.1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4" draw:id="id24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19" draw:id="id19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19" draw:start-glue-point="3" draw:end-shape="id20" draw:end-glue-point="7" svg:d="m21950 2835c-853 0-285-1275-1138-1275">
          <text:p/>
        </draw:connector>
        <draw:ellipse draw:style-name="gr5" draw:text-style-name="P3" xml:id="id21" draw:id="id21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1" draw:start-glue-point="2" draw:end-shape="id22" draw:end-glue-point="0" svg:d="m24181 5772c0 1146 6 382 6 1528">
          <text:p/>
        </draw:connector>
        <draw:ellipse draw:style-name="gr5" draw:text-style-name="P3" xml:id="id23" draw:id="id23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3" draw:start-glue-point="3" draw:end-shape="id24" draw:end-glue-point="1" svg:d="m22000 10136c-765 0-255 3064-1020 3064">
          <text:p/>
        </draw:connector>
        <draw:ellipse draw:style-name="gr5" draw:text-style-name="P3" xml:id="id25" draw:id="id25" draw:layer="layout" svg:width="0.261cm" svg:height="0.271cm" svg:x="25cm" svg:y="10.901cm">
          <text:p/>
        </draw:ellipse>
        <draw:connector draw:style-name="gr4" draw:text-style-name="P3" draw:layer="layout" draw:type="curve" svg:x1="25.261cm" svg:y1="11.036cm" svg:x2="24.26cm" svg:y2="15.9cm" draw:start-shape="id25" draw:start-glue-point="1" draw:end-shape="id26" draw:end-glue-point="0" svg:d="m25261 11036c751 0 626 1250 188 1580s-1189-262-1189 3284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0" draw:id="id30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7" draw:id="id27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7" draw:start-glue-point="1" draw:end-shape="id28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29" draw:id="id29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29" draw:start-glue-point="3" draw:end-shape="id30" draw:end-glue-point="3" svg:d="m10700 2759c-751 0-801 2441 100 2441">
          <text:p/>
        </draw:connector>
        <draw:ellipse draw:style-name="gr5" draw:text-style-name="P3" xml:id="id31" draw:id="id31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1" draw:start-glue-point="1" draw:end-shape="id30" draw:end-glue-point="3" svg:d="m4243 3259c4918 0 1640 1941 6557 1941">
          <text:p/>
        </draw:connector>
        <draw:ellipse draw:style-name="gr5" draw:text-style-name="P3" xml:id="id32" draw:id="id32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2" draw:start-glue-point="1" draw:end-shape="id30" draw:end-glue-point="3" svg:d="m4261 7135c4905 0 1636-1935 6539-1935">
          <text:p/>
        </draw:connector>
        <draw:ellipse draw:style-name="gr5" draw:text-style-name="P3" xml:id="id33" draw:id="id33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3" draw:start-glue-point="3" draw:end-shape="id34" svg:d="m10700 7036c-751 0-825 3832 147 3832">
          <text:p/>
        </draw:connector>
        <draw:ellipse draw:style-name="gr5" draw:text-style-name="P3" xml:id="id35" draw:id="id35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5" draw:start-glue-point="1" draw:end-shape="id36" svg:d="m13900 8464c2391 0 797-1609 3188-1609">
          <text:p/>
        </draw:connector>
        <draw:ellipse draw:style-name="gr5" draw:text-style-name="P3" xml:id="id37" draw:id="id37" draw:layer="layout" svg:width="0.261cm" svg:height="0.271cm" svg:x="18.839cm" svg:y="5.119cm">
          <text:p/>
        </draw:ellipse>
        <draw:connector draw:style-name="gr4" draw:text-style-name="P3" draw:layer="layout" draw:type="curve" svg:x1="18.969cm" svg:y1="5.39cm" svg:x2="18.944cm" svg:y2="6.355cm" draw:start-shape="id37" draw:start-glue-point="2" draw:end-shape="id36" draw:end-glue-point="0" svg:d="m18969 5390c0 724-25 242-25 965">
          <text:p/>
        </draw:connector>
        <draw:custom-shape draw:style-name="gr9" draw:text-style-name="P3" xml:id="id20" draw:id="id20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38" draw:id="id38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38" draw:start-glue-point="1" draw:end-shape="id36" draw:end-glue-point="3" svg:d="m13867 3836c2416 0 806 3019 3221 3019">
          <text:p/>
        </draw:connector>
        <draw:ellipse draw:style-name="gr5" draw:text-style-name="P3" xml:id="id39" draw:id="id39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39" draw:start-glue-point="3" svg:d="m15940 2855c-1030 0-594-19-873-19">
          <text:p/>
        </draw:connector>
        <draw:ellipse draw:style-name="gr5" draw:text-style-name="P3" xml:id="id40" draw:id="id40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0" draw:start-glue-point="3" svg:d="m21940 3356c-1030 0-594-19-873-19">
          <text:p/>
        </draw:connector>
        <draw:ellipse draw:style-name="gr5" draw:text-style-name="P3" xml:id="id41" draw:id="id41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1" draw:start-glue-point="3" svg:d="m22000 9656c-862 0-538-16-649-16">
          <text:p/>
        </draw:connector>
        <draw:ellipse draw:style-name="gr5" draw:text-style-name="P3" xml:id="id42" draw:id="id42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2" draw:start-glue-point="3" svg:d="m1782 3656c-862 0-538-20-649-20">
          <text:p/>
        </draw:connector>
        <draw:ellipse draw:style-name="gr5" draw:text-style-name="P3" xml:id="id43" draw:id="id43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3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4" draw:id="id44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6.4cm" draw:start-shape="id44" draw:start-glue-point="1" draw:end-shape="id26" draw:end-glue-point="3" svg:d="m19461 19764c1755 0 586-3364 2339-3364">
          <text:p/>
        </draw:connector>
        <draw:ellipse draw:style-name="gr5" draw:text-style-name="P3" xml:id="id45" draw:id="id45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5" draw:start-glue-point="3" draw:end-shape="id24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6" draw:id="id46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6" draw:start-glue-point="1" draw:end-shape="id30" svg:d="m4161 10864c4980 0 1661-5664 6639-5664">
          <text:p/>
        </draw:connector>
        <draw:ellipse draw:style-name="gr5" draw:text-style-name="P3" xml:id="id47" draw:id="id47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7" draw:start-glue-point="3" svg:d="m1339 11364c-862 0-538-20-649-20">
          <text:p/>
        </draw:connector>
        <draw:ellipse draw:style-name="gr5" draw:text-style-name="P3" xml:id="id48" draw:id="id48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48" draw:start-glue-point="3" draw:end-shape="id30" svg:d="m7900 16964c-751 0-2201-11764 2900-11764">
          <text:p/>
        </draw:connector>
        <draw:ellipse draw:style-name="gr5" draw:text-style-name="P3" xml:id="id49" draw:id="id49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49" draw:start-glue-point="1" draw:end-shape="id22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4" draw:id="id34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6" draw:id="id36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0" draw:id="id50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0" draw:start-glue-point="2" draw:end-shape="id30" draw:end-glue-point="3" svg:d="m8969 3000c0 1467 610 2200 1831 2200">
          <text:p/>
        </draw:connector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7">report_id</text:span></text:p>
          <text:p text:style-name="P1"><text:span text:style-name="T7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7">next_of_ki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7">patient_id</text:span></text:p>
          <text:p text:style-name="P1"><text:span text:style-name="T7">received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7">vaccinatio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1" draw:id="id51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1" draw:start-glue-point="3" svg:d="m8839 2864c-895 0-549 12-694 12">
          <text:p/>
        </draw:connector>
        <draw:ellipse draw:style-name="gr5" draw:text-style-name="P3" xml:id="id52" draw:id="id52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2" draw:start-glue-point="3" svg:d="m20994 2864c-970 0-574 12-794 12">
          <text:p/>
        </draw:connector>
        <draw:ellipse draw:style-name="gr5" draw:text-style-name="P3" xml:id="id53" draw:id="id53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3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4" draw:id="id54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4" draw:start-glue-point="3" svg:d="m839 2864c-895 0-549 12-694 12">
          <text:p/>
        </draw:connector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6" draw:id="id56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58" draw:id="id58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1" draw:id="id61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5" draw:id="id55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5" draw:start-glue-point="3" draw:end-shape="id56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7" draw:start-glue-point="1" draw:end-shape="id58" draw:end-glue-point="0" svg:d="m9161 3635c751 0 626 476 510 612s-221-68-221 1153">
          <text:p/>
        </draw:connector>
        <draw:ellipse draw:style-name="gr5" draw:text-style-name="P3" xml:id="id57" draw:id="id57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59" draw:id="id59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59" draw:start-glue-point="3" draw:end-shape="id58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0" draw:start-glue-point="1" draw:end-shape="id61" svg:d="m15753 4535c2061 0 688 65 2747 65">
          <text:p/>
        </draw:connector>
        <draw:ellipse draw:style-name="gr5" draw:text-style-name="P3" xml:id="id60" draw:id="id60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2" draw:id="id62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2" draw:start-glue-point="3" draw:end-shape="id58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4H9M1S</meta:editing-duration>
    <meta:editing-cycles>24</meta:editing-cycles>
    <meta:generator>OpenOffice.org/3.3$Win32 OpenOffice.org_project/330m20$Build-9567</meta:generator>
    <dc:date>2011-11-14T08:15:43.71</dc:date>
    <dc:creator>Nathan Bunker</dc:creator>
    <meta:printed-by>Nathan Bunker</meta:printed-by>
    <meta:print-date>2011-11-14T07:14:34.53</meta:print-date>
    <meta:document-statistic meta:object-count="186"/>
  </office:meta>
</office:document-meta>
</file>